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svg:stroke-color="#000000" draw:fill="none" draw:fill-color="#ffffff" fo:min-height="0.9217in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5665in" svg:height="0.9217in" svg:x="0.9539in" svg:y="10.876in">
            <draw:text-box>
              <text:p>Here in above table Kalimati has extracted nepali text by 57.40% and Mangal has extracted 60.38% text. So from above data we can say Refined Customized Tesseract can extract text more accurately than existing tesseract OCR engine.</text:p>
            </draw:text-box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ctual_text</text:p>
          </table:table-cell>
          <table:table-cell office:value-type="string" calcext:value-type="string">
            <text:p>Output_text</text:p>
          </table:table-cell>
          <table:table-cell office:value-type="string" calcext:value-type="string">
            <text:p>Existing_Tesseract</text:p>
          </table:table-cell>
          <table:table-cell office:value-type="string" calcext:value-type="string">
            <text:p>Kalimati_Refined</text:p>
          </table:table-cell>
          <table:table-cell office:value-type="string" calcext:value-type="string">
            <text:p>Mangal_Refined</text:p>
          </table:table-cell>
          <table:table-cell/>
        </table:table-row>
        <table:table-row table:style-name="ro1">
          <table:table-cell office:value-type="string" calcext:value-type="string">
            <text:p>1.txt</text:p>
          </table:table-cell>
          <table:table-cell office:value-type="string" calcext:value-type="string">
            <text:p>output1.txt</text:p>
          </table:table-cell>
          <table:table-cell office:value-type="float" office:value="6.8595" calcext:value-type="float">
            <text:p>6.8595</text:p>
          </table:table-cell>
          <table:table-cell office:value-type="float" office:value="6.3404" calcext:value-type="float">
            <text:p>6.3404</text:p>
          </table:table-cell>
          <table:table-cell office:value-type="float" office:value="6.3775" calcext:value-type="float">
            <text:p>6.3775</text:p>
          </table:table-cell>
          <table:table-cell/>
        </table:table-row>
        <table:table-row table:style-name="ro1">
          <table:table-cell office:value-type="string" calcext:value-type="string">
            <text:p>2.txt</text:p>
          </table:table-cell>
          <table:table-cell office:value-type="string" calcext:value-type="string">
            <text:p>output2.txt</text:p>
          </table:table-cell>
          <table:table-cell office:value-type="float" office:value="2.282" calcext:value-type="float">
            <text:p>2.282</text:p>
          </table:table-cell>
          <table:table-cell office:value-type="float" office:value="2.5545" calcext:value-type="float">
            <text:p>2.5545</text:p>
          </table:table-cell>
          <table:table-cell office:value-type="float" office:value="2.7929" calcext:value-type="float">
            <text:p>2.7929</text:p>
          </table:table-cell>
          <table:table-cell/>
        </table:table-row>
        <table:table-row table:style-name="ro1">
          <table:table-cell office:value-type="string" calcext:value-type="string">
            <text:p>3.txt</text:p>
          </table:table-cell>
          <table:table-cell office:value-type="string" calcext:value-type="string">
            <text:p>output3.txt</text:p>
          </table:table-cell>
          <table:table-cell office:value-type="float" office:value="2.0918" calcext:value-type="float">
            <text:p>2.0918</text:p>
          </table:table-cell>
          <table:table-cell office:value-type="float" office:value="2.6225" calcext:value-type="float">
            <text:p>2.6225</text:p>
          </table:table-cell>
          <table:table-cell office:value-type="float" office:value="2.5913" calcext:value-type="float">
            <text:p>2.5913</text:p>
          </table:table-cell>
          <table:table-cell/>
        </table:table-row>
        <table:table-row table:style-name="ro1">
          <table:table-cell office:value-type="string" calcext:value-type="string">
            <text:p>4.txt</text:p>
          </table:table-cell>
          <table:table-cell office:value-type="string" calcext:value-type="string">
            <text:p>output4.txt</text:p>
          </table:table-cell>
          <table:table-cell office:value-type="float" office:value="4.674" calcext:value-type="float">
            <text:p>4.674</text:p>
          </table:table-cell>
          <table:table-cell office:value-type="float" office:value="4.5203" calcext:value-type="float">
            <text:p>4.5203</text:p>
          </table:table-cell>
          <table:table-cell office:value-type="float" office:value="4.4588" calcext:value-type="float">
            <text:p>4.4588</text:p>
          </table:table-cell>
          <table:table-cell/>
        </table:table-row>
        <table:table-row table:style-name="ro1">
          <table:table-cell office:value-type="string" calcext:value-type="string">
            <text:p>5.txt</text:p>
          </table:table-cell>
          <table:table-cell office:value-type="string" calcext:value-type="string">
            <text:p>output5.txt</text:p>
          </table:table-cell>
          <table:table-cell office:value-type="float" office:value="17.2918" calcext:value-type="float">
            <text:p>17.2918</text:p>
          </table:table-cell>
          <table:table-cell office:value-type="float" office:value="18.9422" calcext:value-type="float">
            <text:p>18.9422</text:p>
          </table:table-cell>
          <table:table-cell office:value-type="float" office:value="19.3548" calcext:value-type="float">
            <text:p>19.3548</text:p>
          </table:table-cell>
          <table:table-cell/>
        </table:table-row>
        <table:table-row table:style-name="ro1">
          <table:table-cell office:value-type="string" calcext:value-type="string">
            <text:p>6.txt</text:p>
          </table:table-cell>
          <table:table-cell office:value-type="string" calcext:value-type="string">
            <text:p>output6.txt</text:p>
          </table:table-cell>
          <table:table-cell office:value-type="float" office:value="20.3782" calcext:value-type="float">
            <text:p>20.3782</text:p>
          </table:table-cell>
          <table:table-cell office:value-type="float" office:value="19.7059" calcext:value-type="float">
            <text:p>19.7059</text:p>
          </table:table-cell>
          <table:table-cell office:value-type="float" office:value="19.2857" calcext:value-type="float">
            <text:p>19.2857</text:p>
          </table:table-cell>
          <table:table-cell/>
        </table:table-row>
        <table:table-row table:style-name="ro1">
          <table:table-cell office:value-type="string" calcext:value-type="string">
            <text:p>7.txt</text:p>
          </table:table-cell>
          <table:table-cell office:value-type="string" calcext:value-type="string">
            <text:p>output7.txt</text:p>
          </table:table-cell>
          <table:table-cell office:value-type="float" office:value="15.3125" calcext:value-type="float">
            <text:p>15.3125</text:p>
          </table:table-cell>
          <table:table-cell office:value-type="float" office:value="19.0625" calcext:value-type="float">
            <text:p>19.0625</text:p>
          </table:table-cell>
          <table:table-cell office:value-type="float" office:value="16.875" calcext:value-type="float">
            <text:p>16.875</text:p>
          </table:table-cell>
          <table:table-cell/>
        </table:table-row>
        <table:table-row table:style-name="ro1">
          <table:table-cell office:value-type="string" calcext:value-type="string">
            <text:p>8.txt</text:p>
          </table:table-cell>
          <table:table-cell office:value-type="string" calcext:value-type="string">
            <text:p>output8.txt</text:p>
          </table:table-cell>
          <table:table-cell office:value-type="float" office:value="2.0419" calcext:value-type="float">
            <text:p>2.0419</text:p>
          </table:table-cell>
          <table:table-cell office:value-type="float" office:value="2.199" calcext:value-type="float">
            <text:p>2.199</text:p>
          </table:table-cell>
          <table:table-cell office:value-type="float" office:value="4.9215" calcext:value-type="float">
            <text:p>4.9215</text:p>
          </table:table-cell>
          <table:table-cell/>
        </table:table-row>
        <table:table-row table:style-name="ro1">
          <table:table-cell office:value-type="string" calcext:value-type="string">
            <text:p>9.txt</text:p>
          </table:table-cell>
          <table:table-cell office:value-type="string" calcext:value-type="string">
            <text:p>output9.txt</text:p>
          </table:table-cell>
          <table:table-cell office:value-type="float" office:value="2.0841" calcext:value-type="float">
            <text:p>2.0841</text:p>
          </table:table-cell>
          <table:table-cell office:value-type="float" office:value="1.6982" calcext:value-type="float">
            <text:p>1.6982</text:p>
          </table:table-cell>
          <table:table-cell office:value-type="float" office:value="2.0455" calcext:value-type="float">
            <text:p>2.0455</text:p>
          </table:table-cell>
          <table:table-cell/>
        </table:table-row>
        <table:table-row table:style-name="ro1">
          <table:table-cell office:value-type="string" calcext:value-type="string">
            <text:p>10.txt</text:p>
          </table:table-cell>
          <table:table-cell office:value-type="string" calcext:value-type="string">
            <text:p>output10.txt</text:p>
          </table:table-cell>
          <table:table-cell office:value-type="float" office:value="4.2616" calcext:value-type="float">
            <text:p>4.2616</text:p>
          </table:table-cell>
          <table:table-cell office:value-type="float" office:value="4.9554" calcext:value-type="float">
            <text:p>4.9554</text:p>
          </table:table-cell>
          <table:table-cell office:value-type="float" office:value="4.4599" calcext:value-type="float">
            <text:p>4.4599</text:p>
          </table:table-cell>
          <table:table-cell/>
        </table:table-row>
        <table:table-row table:style-name="ro1">
          <table:table-cell office:value-type="string" calcext:value-type="string">
            <text:p>11.txt</text:p>
          </table:table-cell>
          <table:table-cell office:value-type="string" calcext:value-type="string">
            <text:p>output11.txt</text:p>
          </table:table-cell>
          <table:table-cell office:value-type="float" office:value="4.5605" calcext:value-type="float">
            <text:p>4.5605</text:p>
          </table:table-cell>
          <table:table-cell office:value-type="float" office:value="5.7214" calcext:value-type="float">
            <text:p>5.7214</text:p>
          </table:table-cell>
          <table:table-cell office:value-type="float" office:value="4.063" calcext:value-type="float">
            <text:p>4.063</text:p>
          </table:table-cell>
          <table:table-cell/>
        </table:table-row>
        <table:table-row table:style-name="ro1">
          <table:table-cell office:value-type="string" calcext:value-type="string">
            <text:p>12.txt</text:p>
          </table:table-cell>
          <table:table-cell office:value-type="string" calcext:value-type="string">
            <text:p>output12.txt</text:p>
          </table:table-cell>
          <table:table-cell office:value-type="float" office:value="5.6799" calcext:value-type="float">
            <text:p>5.6799</text:p>
          </table:table-cell>
          <table:table-cell office:value-type="float" office:value="4.4177" calcext:value-type="float">
            <text:p>4.4177</text:p>
          </table:table-cell>
          <table:table-cell office:value-type="float" office:value="4.5324" calcext:value-type="float">
            <text:p>4.5324</text:p>
          </table:table-cell>
          <table:table-cell/>
        </table:table-row>
        <table:table-row table:style-name="ro1">
          <table:table-cell office:value-type="string" calcext:value-type="string">
            <text:p>13.txt</text:p>
          </table:table-cell>
          <table:table-cell office:value-type="string" calcext:value-type="string">
            <text:p>output13.txt</text:p>
          </table:table-cell>
          <table:table-cell office:value-type="float" office:value="3.768" calcext:value-type="float">
            <text:p>3.768</text:p>
          </table:table-cell>
          <table:table-cell office:value-type="float" office:value="4.2337" calcext:value-type="float">
            <text:p>4.2337</text:p>
          </table:table-cell>
          <table:table-cell office:value-type="float" office:value="4.022" calcext:value-type="float">
            <text:p>4.022</text:p>
          </table:table-cell>
          <table:table-cell/>
        </table:table-row>
        <table:table-row table:style-name="ro1">
          <table:table-cell office:value-type="string" calcext:value-type="string">
            <text:p>14.txt</text:p>
          </table:table-cell>
          <table:table-cell office:value-type="string" calcext:value-type="string">
            <text:p>output14.txt</text:p>
          </table:table-cell>
          <table:table-cell office:value-type="float" office:value="1.7637" calcext:value-type="float">
            <text:p>1.7637</text:p>
          </table:table-cell>
          <table:table-cell office:value-type="float" office:value="1.5285" calcext:value-type="float">
            <text:p>1.5285</text:p>
          </table:table-cell>
          <table:table-cell office:value-type="float" office:value="1.3521" calcext:value-type="float">
            <text:p>1.3521</text:p>
          </table:table-cell>
          <table:table-cell/>
        </table:table-row>
        <table:table-row table:style-name="ro1">
          <table:table-cell office:value-type="string" calcext:value-type="string">
            <text:p>15.txt</text:p>
          </table:table-cell>
          <table:table-cell office:value-type="string" calcext:value-type="string">
            <text:p>output15.txt</text:p>
          </table:table-cell>
          <table:table-cell office:value-type="float" office:value="6.5603" calcext:value-type="float">
            <text:p>6.5603</text:p>
          </table:table-cell>
          <table:table-cell office:value-type="float" office:value="6.2057" calcext:value-type="float">
            <text:p>6.2057</text:p>
          </table:table-cell>
          <table:table-cell office:value-type="float" office:value="5.8511" calcext:value-type="float">
            <text:p>5.8511</text:p>
          </table:table-cell>
          <table:table-cell/>
        </table:table-row>
        <table:table-row table:style-name="ro1">
          <table:table-cell office:value-type="string" calcext:value-type="string">
            <text:p>16.txt</text:p>
          </table:table-cell>
          <table:table-cell office:value-type="string" calcext:value-type="string">
            <text:p>output16.txt</text:p>
          </table:table-cell>
          <table:table-cell office:value-type="float" office:value="1.7717" calcext:value-type="float">
            <text:p>1.7717</text:p>
          </table:table-cell>
          <table:table-cell office:value-type="float" office:value="2.2638" calcext:value-type="float">
            <text:p>2.2638</text:p>
          </table:table-cell>
          <table:table-cell office:value-type="float" office:value="1.8701" calcext:value-type="float">
            <text:p>1.8701</text:p>
          </table:table-cell>
          <table:table-cell/>
        </table:table-row>
        <table:table-row table:style-name="ro1">
          <table:table-cell office:value-type="string" calcext:value-type="string">
            <text:p>17.txt</text:p>
          </table:table-cell>
          <table:table-cell office:value-type="string" calcext:value-type="string">
            <text:p>output17.txt</text:p>
          </table:table-cell>
          <table:table-cell office:value-type="float" office:value="5.9459" calcext:value-type="float">
            <text:p>5.9459</text:p>
          </table:table-cell>
          <table:table-cell table:number-columns-repeated="2" office:value-type="float" office:value="2.4324" calcext:value-type="float">
            <text:p>2.4324</text:p>
          </table:table-cell>
          <table:table-cell/>
        </table:table-row>
        <table:table-row table:style-name="ro1">
          <table:table-cell office:value-type="string" calcext:value-type="string">
            <text:p>18.txt</text:p>
          </table:table-cell>
          <table:table-cell office:value-type="string" calcext:value-type="string">
            <text:p>output18.txt</text:p>
          </table:table-cell>
          <table:table-cell office:value-type="float" office:value="1.5992" calcext:value-type="float">
            <text:p>1.5992</text:p>
          </table:table-cell>
          <table:table-cell office:value-type="float" office:value="2.6341" calcext:value-type="float">
            <text:p>2.6341</text:p>
          </table:table-cell>
          <table:table-cell office:value-type="float" office:value="2.0696" calcext:value-type="float">
            <text:p>2.0696</text:p>
          </table:table-cell>
          <table:table-cell/>
        </table:table-row>
        <table:table-row table:style-name="ro1">
          <table:table-cell office:value-type="string" calcext:value-type="string">
            <text:p>19.txt</text:p>
          </table:table-cell>
          <table:table-cell office:value-type="string" calcext:value-type="string">
            <text:p>output19.txt</text:p>
          </table:table-cell>
          <table:table-cell office:value-type="float" office:value="21.1483" calcext:value-type="float">
            <text:p>21.1483</text:p>
          </table:table-cell>
          <table:table-cell office:value-type="float" office:value="20.7444" calcext:value-type="float">
            <text:p>20.7444</text:p>
          </table:table-cell>
          <table:table-cell office:value-type="float" office:value="20.5713" calcext:value-type="float">
            <text:p>20.5713</text:p>
          </table:table-cell>
          <table:table-cell/>
        </table:table-row>
        <table:table-row table:style-name="ro1">
          <table:table-cell office:value-type="string" calcext:value-type="string">
            <text:p>20.txt</text:p>
          </table:table-cell>
          <table:table-cell office:value-type="string" calcext:value-type="string">
            <text:p>output20.txt</text:p>
          </table:table-cell>
          <table:table-cell office:value-type="float" office:value="30.3513" calcext:value-type="float">
            <text:p>30.3513</text:p>
          </table:table-cell>
          <table:table-cell office:value-type="float" office:value="39.134" calcext:value-type="float">
            <text:p>39.134</text:p>
          </table:table-cell>
          <table:table-cell office:value-type="float" office:value="38.8072" calcext:value-type="float">
            <text:p>38.8072</text:p>
          </table:table-cell>
          <table:table-cell/>
        </table:table-row>
        <table:table-row table:style-name="ro1">
          <table:table-cell office:value-type="string" calcext:value-type="string">
            <text:p>21.txt</text:p>
          </table:table-cell>
          <table:table-cell office:value-type="string" calcext:value-type="string">
            <text:p>output21.txt</text:p>
          </table:table-cell>
          <table:table-cell office:value-type="float" office:value="9.1166" calcext:value-type="float">
            <text:p>9.1166</text:p>
          </table:table-cell>
          <table:table-cell table:number-columns-repeated="2" office:value-type="float" office:value="1.6961" calcext:value-type="float">
            <text:p>1.6961</text:p>
          </table:table-cell>
          <table:table-cell/>
        </table:table-row>
        <table:table-row table:style-name="ro1">
          <table:table-cell office:value-type="string" calcext:value-type="string">
            <text:p>22.txt</text:p>
          </table:table-cell>
          <table:table-cell office:value-type="string" calcext:value-type="string">
            <text:p>output22.txt</text:p>
          </table:table-cell>
          <table:table-cell office:value-type="float" office:value="5.7208" calcext:value-type="float">
            <text:p>5.7208</text:p>
          </table:table-cell>
          <table:table-cell office:value-type="float" office:value="4.8055" calcext:value-type="float">
            <text:p>4.8055</text:p>
          </table:table-cell>
          <table:table-cell office:value-type="float" office:value="4.119" calcext:value-type="float">
            <text:p>4.119</text:p>
          </table:table-cell>
          <table:table-cell/>
        </table:table-row>
        <table:table-row table:style-name="ro1">
          <table:table-cell office:value-type="string" calcext:value-type="string">
            <text:p>23.txt</text:p>
          </table:table-cell>
          <table:table-cell office:value-type="string" calcext:value-type="string">
            <text:p>output23.txt</text:p>
          </table:table-cell>
          <table:table-cell office:value-type="float" office:value="17.0177" calcext:value-type="float">
            <text:p>17.0177</text:p>
          </table:table-cell>
          <table:table-cell office:value-type="float" office:value="17.6917" calcext:value-type="float">
            <text:p>17.6917</text:p>
          </table:table-cell>
          <table:table-cell office:value-type="float" office:value="19.2923" calcext:value-type="float">
            <text:p>19.2923</text:p>
          </table:table-cell>
          <table:table-cell/>
        </table:table-row>
        <table:table-row table:style-name="ro1">
          <table:table-cell office:value-type="string" calcext:value-type="string">
            <text:p>24.txt</text:p>
          </table:table-cell>
          <table:table-cell office:value-type="string" calcext:value-type="string">
            <text:p>output24.txt</text:p>
          </table:table-cell>
          <table:table-cell office:value-type="float" office:value="2.0084" calcext:value-type="float">
            <text:p>2.0084</text:p>
          </table:table-cell>
          <table:table-cell office:value-type="float" office:value="1.7573" calcext:value-type="float">
            <text:p>1.7573</text:p>
          </table:table-cell>
          <table:table-cell office:value-type="float" office:value="2.0084" calcext:value-type="float">
            <text:p>2.008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5.txt</text:p>
          </table:table-cell>
          <table:table-cell office:value-type="string" calcext:value-type="string">
            <text:p>output25.txt</text:p>
          </table:table-cell>
          <table:table-cell table:number-columns-repeated="3" office:value-type="float" office:value="2.1739" calcext:value-type="float">
            <text:p>2.173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6.txt</text:p>
          </table:table-cell>
          <table:table-cell office:value-type="string" calcext:value-type="string">
            <text:p>output26.txt</text:p>
          </table:table-cell>
          <table:table-cell office:value-type="float" office:value="94.9893" calcext:value-type="float">
            <text:p>94.9893</text:p>
          </table:table-cell>
          <table:table-cell office:value-type="float" office:value="96.162" calcext:value-type="float">
            <text:p>96.162</text:p>
          </table:table-cell>
          <table:table-cell office:value-type="float" office:value="96.6951" calcext:value-type="float">
            <text:p>96.6951</text:p>
          </table:table-cell>
          <table:table-cell/>
        </table:table-row>
        <table:table-row table:style-name="ro1">
          <table:table-cell office:value-type="string" calcext:value-type="string">
            <text:p>27.txt</text:p>
          </table:table-cell>
          <table:table-cell office:value-type="string" calcext:value-type="string">
            <text:p>output27.txt</text:p>
          </table:table-cell>
          <table:table-cell office:value-type="float" office:value="25.2" calcext:value-type="float">
            <text:p>25.2</text:p>
          </table:table-cell>
          <table:table-cell office:value-type="float" office:value="20.4" calcext:value-type="float">
            <text:p>20.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8.txt</text:p>
          </table:table-cell>
          <table:table-cell office:value-type="string" calcext:value-type="string">
            <text:p>output28.txt</text:p>
          </table:table-cell>
          <table:table-cell office:value-type="float" office:value="2.8759" calcext:value-type="float">
            <text:p>2.8759</text:p>
          </table:table-cell>
          <table:table-cell office:value-type="float" office:value="3.4057" calcext:value-type="float">
            <text:p>3.4057</text:p>
          </table:table-cell>
          <table:table-cell office:value-type="float" office:value="2.9263" calcext:value-type="float">
            <text:p>2.9263</text:p>
          </table:table-cell>
          <table:table-cell/>
        </table:table-row>
        <table:table-row table:style-name="ro1">
          <table:table-cell office:value-type="string" calcext:value-type="string">
            <text:p>29.txt</text:p>
          </table:table-cell>
          <table:table-cell office:value-type="string" calcext:value-type="string">
            <text:p>output29.txt</text:p>
          </table:table-cell>
          <table:table-cell office:value-type="float" office:value="6.4136" calcext:value-type="float">
            <text:p>6.4136</text:p>
          </table:table-cell>
          <table:table-cell office:value-type="float" office:value="6.1778" calcext:value-type="float">
            <text:p>6.1778</text:p>
          </table:table-cell>
          <table:table-cell office:value-type="float" office:value="6.9559" calcext:value-type="float">
            <text:p>6.9559</text:p>
          </table:table-cell>
          <table:table-cell/>
        </table:table-row>
        <table:table-row table:style-name="ro1">
          <table:table-cell office:value-type="string" calcext:value-type="string">
            <text:p>30.txt</text:p>
          </table:table-cell>
          <table:table-cell office:value-type="string" calcext:value-type="string">
            <text:p>output30.txt</text:p>
          </table:table-cell>
          <table:table-cell office:value-type="float" office:value="2.2677" calcext:value-type="float">
            <text:p>2.2677</text:p>
          </table:table-cell>
          <table:table-cell office:value-type="float" office:value="0.8004" calcext:value-type="float">
            <text:p>0.8004</text:p>
          </table:table-cell>
          <table:table-cell office:value-type="float" office:value="1.912" calcext:value-type="float">
            <text:p>1.912</text:p>
          </table:table-cell>
          <table:table-cell/>
        </table:table-row>
        <table:table-row table:style-name="ro1">
          <table:table-cell office:value-type="string" calcext:value-type="string">
            <text:p>31.txt</text:p>
          </table:table-cell>
          <table:table-cell office:value-type="string" calcext:value-type="string">
            <text:p>output31.txt</text:p>
          </table:table-cell>
          <table:table-cell office:value-type="float" office:value="69.3146" calcext:value-type="float">
            <text:p>69.3146</text:p>
          </table:table-cell>
          <table:table-cell office:value-type="float" office:value="69.6262" calcext:value-type="float">
            <text:p>69.6262</text:p>
          </table:table-cell>
          <table:table-cell office:value-type="float" office:value="66.6667" calcext:value-type="float">
            <text:p>66.6667</text:p>
          </table:table-cell>
          <table:table-cell/>
        </table:table-row>
        <table:table-row table:style-name="ro1">
          <table:table-cell office:value-type="string" calcext:value-type="string">
            <text:p>32.txt</text:p>
          </table:table-cell>
          <table:table-cell office:value-type="string" calcext:value-type="string">
            <text:p>output32.txt</text:p>
          </table:table-cell>
          <table:table-cell office:value-type="float" office:value="4.6963" calcext:value-type="float">
            <text:p>4.6963</text:p>
          </table:table-cell>
          <table:table-cell office:value-type="float" office:value="4.5711" calcext:value-type="float">
            <text:p>4.5711</text:p>
          </table:table-cell>
          <table:table-cell office:value-type="float" office:value="4.3206" calcext:value-type="float">
            <text:p>4.3206</text:p>
          </table:table-cell>
          <table:table-cell/>
        </table:table-row>
        <table:table-row table:style-name="ro1">
          <table:table-cell office:value-type="string" calcext:value-type="string">
            <text:p>33.txt</text:p>
          </table:table-cell>
          <table:table-cell office:value-type="string" calcext:value-type="string">
            <text:p>output33.txt</text:p>
          </table:table-cell>
          <table:table-cell office:value-type="float" office:value="31.2242" calcext:value-type="float">
            <text:p>31.2242</text:p>
          </table:table-cell>
          <table:table-cell office:value-type="float" office:value="37.9642" calcext:value-type="float">
            <text:p>37.9642</text:p>
          </table:table-cell>
          <table:table-cell office:value-type="float" office:value="38.5144" calcext:value-type="float">
            <text:p>38.5144</text:p>
          </table:table-cell>
          <table:table-cell/>
        </table:table-row>
        <table:table-row table:style-name="ro1">
          <table:table-cell office:value-type="string" calcext:value-type="string">
            <text:p>34.txt</text:p>
          </table:table-cell>
          <table:table-cell office:value-type="string" calcext:value-type="string">
            <text:p>output34.txt</text:p>
          </table:table-cell>
          <table:table-cell office:value-type="float" office:value="18.3288" calcext:value-type="float">
            <text:p>18.3288</text:p>
          </table:table-cell>
          <table:table-cell office:value-type="float" office:value="20.7547" calcext:value-type="float">
            <text:p>20.7547</text:p>
          </table:table-cell>
          <table:table-cell office:value-type="float" office:value="20.2156" calcext:value-type="float">
            <text:p>20.2156</text:p>
          </table:table-cell>
          <table:table-cell/>
        </table:table-row>
        <table:table-row table:style-name="ro1">
          <table:table-cell office:value-type="string" calcext:value-type="string">
            <text:p>35.txt</text:p>
          </table:table-cell>
          <table:table-cell office:value-type="string" calcext:value-type="string">
            <text:p>output35.txt</text:p>
          </table:table-cell>
          <table:table-cell office:value-type="float" office:value="57.3944" calcext:value-type="float">
            <text:p>57.3944</text:p>
          </table:table-cell>
          <table:table-cell office:value-type="float" office:value="52.1127" calcext:value-type="float">
            <text:p>52.1127</text:p>
          </table:table-cell>
          <table:table-cell office:value-type="float" office:value="55.2817" calcext:value-type="float">
            <text:p>55.2817</text:p>
          </table:table-cell>
          <table:table-cell/>
        </table:table-row>
        <table:table-row table:style-name="ro1">
          <table:table-cell office:value-type="string" calcext:value-type="string">
            <text:p>36.txt</text:p>
          </table:table-cell>
          <table:table-cell office:value-type="string" calcext:value-type="string">
            <text:p>output36.txt</text:p>
          </table:table-cell>
          <table:table-cell office:value-type="float" office:value="26.1056" calcext:value-type="float">
            <text:p>26.1056</text:p>
          </table:table-cell>
          <table:table-cell office:value-type="float" office:value="6.2767" calcext:value-type="float">
            <text:p>6.2767</text:p>
          </table:table-cell>
          <table:table-cell office:value-type="float" office:value="8.5592" calcext:value-type="float">
            <text:p>8.5592</text:p>
          </table:table-cell>
          <table:table-cell/>
        </table:table-row>
        <table:table-row table:style-name="ro1">
          <table:table-cell office:value-type="string" calcext:value-type="string">
            <text:p>37.txt.</text:p>
          </table:table-cell>
          <table:table-cell office:value-type="string" calcext:value-type="string">
            <text:p>output37.txt</text:p>
          </table:table-cell>
          <table:table-cell office:value-type="float" office:value="38.4738" calcext:value-type="float">
            <text:p>38.4738</text:p>
          </table:table-cell>
          <table:table-cell office:value-type="float" office:value="39.6661" calcext:value-type="float">
            <text:p>39.6661</text:p>
          </table:table-cell>
          <table:table-cell office:value-type="float" office:value="37.5994" calcext:value-type="float">
            <text:p>37.5994</text:p>
          </table:table-cell>
          <table:table-cell/>
        </table:table-row>
        <table:table-row table:style-name="ro1">
          <table:table-cell office:value-type="string" calcext:value-type="string">
            <text:p>38.txt</text:p>
          </table:table-cell>
          <table:table-cell office:value-type="string" calcext:value-type="string">
            <text:p>output38.txt</text:p>
          </table:table-cell>
          <table:table-cell office:value-type="float" office:value="100" calcext:value-type="float">
            <text:p>100</text:p>
          </table:table-cell>
          <table:table-cell office:value-type="float" office:value="27.7419" calcext:value-type="float">
            <text:p>27.7419</text:p>
          </table:table-cell>
          <table:table-cell office:value-type="float" office:value="27.5806" calcext:value-type="float">
            <text:p>27.5806</text:p>
          </table:table-cell>
          <table:table-cell/>
        </table:table-row>
        <table:table-row table:style-name="ro1">
          <table:table-cell office:value-type="string" calcext:value-type="string">
            <text:p>39.txt</text:p>
          </table:table-cell>
          <table:table-cell office:value-type="string" calcext:value-type="string">
            <text:p>output39.txt</text:p>
          </table:table-cell>
          <table:table-cell office:value-type="float" office:value="28.1667" calcext:value-type="float">
            <text:p>28.1667</text:p>
          </table:table-cell>
          <table:table-cell office:value-type="float" office:value="24.0833" calcext:value-type="float">
            <text:p>24.0833</text:p>
          </table:table-cell>
          <table:table-cell office:value-type="float" office:value="24.3333" calcext:value-type="float">
            <text:p>24.3333</text:p>
          </table:table-cell>
          <table:table-cell/>
        </table:table-row>
        <table:table-row table:style-name="ro1">
          <table:table-cell office:value-type="string" calcext:value-type="string">
            <text:p>40.txt</text:p>
          </table:table-cell>
          <table:table-cell office:value-type="string" calcext:value-type="string">
            <text:p>output40.txt</text:p>
          </table:table-cell>
          <table:table-cell office:value-type="float" office:value="10.8668" calcext:value-type="float">
            <text:p>10.8668</text:p>
          </table:table-cell>
          <table:table-cell office:value-type="float" office:value="8.794" calcext:value-type="float">
            <text:p>8.794</text:p>
          </table:table-cell>
          <table:table-cell office:value-type="float" office:value="10.2387" calcext:value-type="float">
            <text:p>10.2387</text:p>
          </table:table-cell>
          <table:table-cell/>
        </table:table-row>
        <table:table-row table:style-name="ro1">
          <table:table-cell office:value-type="string" calcext:value-type="string">
            <text:p>41.txt</text:p>
          </table:table-cell>
          <table:table-cell office:value-type="string" calcext:value-type="string">
            <text:p>output41.txt</text:p>
          </table:table-cell>
          <table:table-cell office:value-type="float" office:value="15.5319" calcext:value-type="float">
            <text:p>15.5319</text:p>
          </table:table-cell>
          <table:table-cell office:value-type="float" office:value="14.0426" calcext:value-type="float">
            <text:p>14.0426</text:p>
          </table:table-cell>
          <table:table-cell office:value-type="float" office:value="13.9362" calcext:value-type="float">
            <text:p>13.9362</text:p>
          </table:table-cell>
          <table:table-cell/>
        </table:table-row>
        <table:table-row table:style-name="ro1">
          <table:table-cell office:value-type="string" calcext:value-type="string">
            <text:p>42.txt</text:p>
          </table:table-cell>
          <table:table-cell office:value-type="string" calcext:value-type="string">
            <text:p>output42.txt</text:p>
          </table:table-cell>
          <table:table-cell office:value-type="float" office:value="9.0909" calcext:value-type="float">
            <text:p>9.0909</text:p>
          </table:table-cell>
          <table:table-cell office:value-type="float" office:value="4.0404" calcext:value-type="float">
            <text:p>4.0404</text:p>
          </table:table-cell>
          <table:table-cell office:value-type="float" office:value="5.6566" calcext:value-type="float">
            <text:p>5.6566</text:p>
          </table:table-cell>
          <table:table-cell/>
        </table:table-row>
        <table:table-row table:style-name="ro1">
          <table:table-cell office:value-type="string" calcext:value-type="string">
            <text:p>43.txt</text:p>
          </table:table-cell>
          <table:table-cell office:value-type="string" calcext:value-type="string">
            <text:p>output43.txt</text:p>
          </table:table-cell>
          <table:table-cell office:value-type="float" office:value="25.4516" calcext:value-type="float">
            <text:p>25.4516</text:p>
          </table:table-cell>
          <table:table-cell office:value-type="float" office:value="47.1264" calcext:value-type="float">
            <text:p>47.1264</text:p>
          </table:table-cell>
          <table:table-cell office:value-type="float" office:value="41.2151" calcext:value-type="float">
            <text:p>41.2151</text:p>
          </table:table-cell>
          <table:table-cell/>
        </table:table-row>
        <table:table-row table:style-name="ro1">
          <table:table-cell office:value-type="string" calcext:value-type="string">
            <text:p>44.txt</text:p>
          </table:table-cell>
          <table:table-cell office:value-type="string" calcext:value-type="string">
            <text:p>output44.txt</text:p>
          </table:table-cell>
          <table:table-cell office:value-type="float" office:value="11.6689" calcext:value-type="float">
            <text:p>11.6689</text:p>
          </table:table-cell>
          <table:table-cell office:value-type="float" office:value="12.8901" calcext:value-type="float">
            <text:p>12.8901</text:p>
          </table:table-cell>
          <table:table-cell office:value-type="float" office:value="12.6187" calcext:value-type="float">
            <text:p>12.6187</text:p>
          </table:table-cell>
          <table:table-cell/>
        </table:table-row>
        <table:table-row table:style-name="ro1">
          <table:table-cell office:value-type="string" calcext:value-type="string">
            <text:p>45.txt</text:p>
          </table:table-cell>
          <table:table-cell office:value-type="string" calcext:value-type="string">
            <text:p>output45.txt</text:p>
          </table:table-cell>
          <table:table-cell office:value-type="float" office:value="74.0634" calcext:value-type="float">
            <text:p>74.0634</text:p>
          </table:table-cell>
          <table:table-cell office:value-type="float" office:value="55.0432" calcext:value-type="float">
            <text:p>55.0432</text:p>
          </table:table-cell>
          <table:table-cell office:value-type="float" office:value="54.4669" calcext:value-type="float">
            <text:p>54.4669</text:p>
          </table:table-cell>
          <table:table-cell/>
        </table:table-row>
        <table:table-row table:style-name="ro1">
          <table:table-cell office:value-type="string" calcext:value-type="string">
            <text:p>46.txt</text:p>
          </table:table-cell>
          <table:table-cell office:value-type="string" calcext:value-type="string">
            <text:p>output46.txt</text:p>
          </table:table-cell>
          <table:table-cell office:value-type="float" office:value="21.3523" calcext:value-type="float">
            <text:p>21.3523</text:p>
          </table:table-cell>
          <table:table-cell office:value-type="float" office:value="13.5231" calcext:value-type="float">
            <text:p>13.5231</text:p>
          </table:table-cell>
          <table:table-cell office:value-type="float" office:value="13.879" calcext:value-type="float">
            <text:p>13.879</text:p>
          </table:table-cell>
          <table:table-cell/>
        </table:table-row>
        <table:table-row table:style-name="ro1">
          <table:table-cell office:value-type="string" calcext:value-type="string">
            <text:p>47.txt</text:p>
          </table:table-cell>
          <table:table-cell office:value-type="string" calcext:value-type="string">
            <text:p>output47.txt</text:p>
          </table:table-cell>
          <table:table-cell office:value-type="float" office:value="7.282" calcext:value-type="float">
            <text:p>7.282</text:p>
          </table:table-cell>
          <table:table-cell office:value-type="float" office:value="8.2319" calcext:value-type="float">
            <text:p>8.2319</text:p>
          </table:table-cell>
          <table:table-cell office:value-type="float" office:value="5.9669" calcext:value-type="float">
            <text:p>5.9669</text:p>
          </table:table-cell>
          <table:table-cell/>
        </table:table-row>
        <table:table-row table:style-name="ro1">
          <table:table-cell office:value-type="string" calcext:value-type="string">
            <text:p>48.txt</text:p>
          </table:table-cell>
          <table:table-cell office:value-type="string" calcext:value-type="string">
            <text:p>output48.txt</text:p>
          </table:table-cell>
          <table:table-cell office:value-type="float" office:value="45.2415" calcext:value-type="float">
            <text:p>45.2415</text:p>
          </table:table-cell>
          <table:table-cell office:value-type="float" office:value="44.9574" calcext:value-type="float">
            <text:p>44.9574</text:p>
          </table:table-cell>
          <table:table-cell office:value-type="float" office:value="45.277" calcext:value-type="float">
            <text:p>45.277</text:p>
          </table:table-cell>
          <table:table-cell/>
        </table:table-row>
        <table:table-row table:style-name="ro1">
          <table:table-cell office:value-type="string" calcext:value-type="string">
            <text:p>49.txt</text:p>
          </table:table-cell>
          <table:table-cell office:value-type="string" calcext:value-type="string">
            <text:p>output49.txt</text:p>
          </table:table-cell>
          <table:table-cell office:value-type="float" office:value="7.8542" calcext:value-type="float">
            <text:p>7.8542</text:p>
          </table:table-cell>
          <table:table-cell office:value-type="float" office:value="8.1548" calcext:value-type="float">
            <text:p>8.1548</text:p>
          </table:table-cell>
          <table:table-cell office:value-type="float" office:value="6.5389" calcext:value-type="float">
            <text:p>6.5389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string" calcext:value-type="string">
            <text:p>output50.txt</text:p>
          </table:table-cell>
          <table:table-cell office:value-type="float" office:value="4.3158" calcext:value-type="float">
            <text:p>4.3158</text:p>
          </table:table-cell>
          <table:table-cell office:value-type="float" office:value="5.4533" calcext:value-type="float">
            <text:p>5.4533</text:p>
          </table:table-cell>
          <table:table-cell office:value-type="float" office:value="4.5667" calcext:value-type="float">
            <text:p>4.5667</text:p>
          </table:table-cell>
          <table:table-cell/>
        </table:table-row>
        <table:table-row table:style-name="ro1">
          <table:table-cell office:value-type="string" calcext:value-type="string">
            <text:p>51.txt</text:p>
          </table:table-cell>
          <table:table-cell office:value-type="string" calcext:value-type="string">
            <text:p>output51.txt</text:p>
          </table:table-cell>
          <table:table-cell office:value-type="float" office:value="16.6102" calcext:value-type="float">
            <text:p>16.6102</text:p>
          </table:table-cell>
          <table:table-cell office:value-type="float" office:value="12.2034" calcext:value-type="float">
            <text:p>12.2034</text:p>
          </table:table-cell>
          <table:table-cell office:value-type="float" office:value="15.2542" calcext:value-type="float">
            <text:p>15.2542</text:p>
          </table:table-cell>
          <table:table-cell/>
        </table:table-row>
        <table:table-row table:style-name="ro1">
          <table:table-cell office:value-type="string" calcext:value-type="string">
            <text:p>52.txt</text:p>
          </table:table-cell>
          <table:table-cell office:value-type="string" calcext:value-type="string">
            <text:p>output52.txt</text:p>
          </table:table-cell>
          <table:table-cell office:value-type="float" office:value="5.3629" calcext:value-type="float">
            <text:p>5.3629</text:p>
          </table:table-cell>
          <table:table-cell office:value-type="float" office:value="4.7581" calcext:value-type="float">
            <text:p>4.7581</text:p>
          </table:table-cell>
          <table:table-cell office:value-type="float" office:value="4.1129" calcext:value-type="float">
            <text:p>4.1129</text:p>
          </table:table-cell>
          <table:table-cell/>
        </table:table-row>
        <table:table-row table:style-name="ro1">
          <table:table-cell office:value-type="string" calcext:value-type="string">
            <text:p>53.txt</text:p>
          </table:table-cell>
          <table:table-cell office:value-type="string" calcext:value-type="string">
            <text:p>output53.txt</text:p>
          </table:table-cell>
          <table:table-cell office:value-type="float" office:value="14.9894" calcext:value-type="float">
            <text:p>14.9894</text:p>
          </table:table-cell>
          <table:table-cell office:value-type="float" office:value="10.8374" calcext:value-type="float">
            <text:p>10.8374</text:p>
          </table:table-cell>
          <table:table-cell office:value-type="float" office:value="12.3153" calcext:value-type="float">
            <text:p>12.3153</text:p>
          </table:table-cell>
          <table:table-cell/>
        </table:table-row>
        <table:table-row table:style-name="ro1">
          <table:table-cell office:value-type="string" calcext:value-type="string">
            <text:p>54.txt</text:p>
          </table:table-cell>
          <table:table-cell office:value-type="string" calcext:value-type="string">
            <text:p>output54.txt</text:p>
          </table:table-cell>
          <table:table-cell office:value-type="float" office:value="15.0754" calcext:value-type="float">
            <text:p>15.0754</text:p>
          </table:table-cell>
          <table:table-cell office:value-type="float" office:value="9.0452" calcext:value-type="float">
            <text:p>9.0452</text:p>
          </table:table-cell>
          <table:table-cell office:value-type="float" office:value="11.0553" calcext:value-type="float">
            <text:p>11.0553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string" calcext:value-type="string">
            <text:p>output55.txt</text:p>
          </table:table-cell>
          <table:table-cell office:value-type="float" office:value="47.0745" calcext:value-type="float">
            <text:p>47.0745</text:p>
          </table:table-cell>
          <table:table-cell office:value-type="float" office:value="38.5638" calcext:value-type="float">
            <text:p>38.5638</text:p>
          </table:table-cell>
          <table:table-cell office:value-type="float" office:value="39.3617" calcext:value-type="float">
            <text:p>39.36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Draw = 1</text:p>
          </table:table-cell>
          <table:table-cell table:style-name="ce1" office:value-type="string" calcext:value-type="string">
            <text:p>Draw = 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percentage" office:value="0.574" calcext:value-type="percentage">
            <text:p>57.40%</text:p>
          </table:table-cell>
          <table:table-cell table:style-name="ce1" office:value-type="percentage" office:value="0.60377" calcext:value-type="percentage">
            <text:p>60.38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08:07:59.490431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5:34:42.479617656</meta:creation-date>
    <dc:date>2022-07-07T08:07:25.804979936</dc:date>
    <meta:editing-duration>PT32M53S</meta:editing-duration>
    <meta:editing-cycles>7</meta:editing-cycles>
    <meta:generator>LibreOffice/6.4.7.2$Linux_X86_64 LibreOffice_project/40$Build-2</meta:generator>
    <meta:document-statistic meta:table-count="1" meta:cell-count="288" meta:object-count="1"/>
  </office:meta>
</office:document-meta>
</file>